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oranssi-title">
      <style:graphic-properties draw:auto-grow-height="true" fo:min-height="3.507cm"/>
    </style:style>
    <style:style style:name="pr2" style:family="presentation" style:parent-style-name="oranssi-subtitle" style:list-style-name="L2">
      <style:graphic-properties draw:fill-color="#ffffff" draw:auto-grow-height="true" fo:min-height="13.86cm"/>
    </style:style>
    <style:style style:name="pr3" style:family="presentation" style:parent-style-name="oranssi-notes">
      <style:graphic-properties draw:fill-color="#ffffff" draw:auto-grow-height="true" fo:min-height="13.365cm"/>
    </style:style>
    <style:style style:name="pr4" style:family="presentation" style:parent-style-name="oranssi-title">
      <style:graphic-properties fo:min-height="3.256cm"/>
    </style:style>
    <style:style style:name="pr5" style:family="presentation" style:parent-style-name="oranssi-outline1">
      <style:graphic-properties draw:fill-color="#ffffff" fo:min-height="13.609cm"/>
    </style:style>
    <style:style style:name="pr6" style:family="presentation" style:parent-style-name="oranssi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T1" style:family="text">
      <style:text-properties fo:font-family="'Courier 10 Pitch'" style:font-pitch="fixed" fo:font-size="18pt" style:font-size-asian="18pt" style:font-size-complex="18pt"/>
    </style:style>
    <style:style style:name="T2" style:family="text">
      <style:text-properties fo:font-family="'Courier 10 Pitch'" style:font-pitch="fixed" fo:font-size="18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Build a Wiki with Lift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list text:style-name="L2">
              <text:list-item>
                <text:list>
                  <text:list-item>
                    <text:p text:style-name="P1">David Pollak<text:line-break/>SAP TechEd '08<text:line-break/>September 8, 2008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 text:style-name="P1">We're going to Build a Wiki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Install Lift (Java and Maven)</text:p>
              </text:list-item>
            </text:list>
            <text:list text:style-name="L3">
              <text:list-item>
                <text:p text:style-name="P3">Create a Project</text:p>
              </text:list-item>
            </text:list>
            <text:list text:style-name="L3">
              <text:list-item>
                <text:p text:style-name="P3">Create a Model</text:p>
              </text:list-item>
            </text:list>
            <text:list text:style-name="L3">
              <text:list-item>
                <text:p text:style-name="P3">Create Views</text:p>
              </text:list-item>
            </text:list>
            <text:list text:style-name="L3">
              <text:list-item>
                <text:p text:style-name="P3">Create Snippet (binds views and models)</text:p>
              </text:list-item>
            </text:list>
            <text:list text:style-name="L3">
              <text:list-item>
                <text:p text:style-name="P3">Housekeep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Install Lift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3">Install JDK 1.5 or greater</text:p>
              </text:list-item>
            </text:list>
            <text:list text:style-name="L3">
              <text:list-item>
                <text:p text:style-name="P3">Install Maven 2.0.7 or grea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Create a Project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3"><text:span text:style-name="T1">mvn archetype:create -U -DarchetypeGroupId=net.liftweb -DarchetypeArtifactId=lift-archetype-basic <text:s text:c="4"/>-DarchetypeVersion=0.10-SNAPSHOT <text:s text:c="12"/>-DremoteRepositories=</text:span><text:span text:style-name="T1"><text:a xlink:href="http://scala-tools.org/repo-snapshots">http://scala-tools.org/repo-snapshots</text:a></text:span><text:span text:style-name="T1"> </text:span><text:span text:style-name="T1"><text:line-break/></text:span><text:span text:style-name="T1">-DgroupId=sample -DartifactId=wiki</text:span></text:p>
              </text:list-item>
            </text:list>
            <text:list text:style-name="L3">
              <text:list-item>
                <text:p text:style-name="P3"><text:span text:style-name="T1">cd wiki</text:span></text:p>
              </text:list-item>
            </text:list>
            <text:list text:style-name="L3">
              <text:list-item>
                <text:p text:style-name="P3"><text:span text:style-name="T1">mvn jetty:run</text:span></text:p>
              </text:list-item>
            </text:list>
            <text:list text:style-name="L3">
              <text:list-item>
                <text:p text:style-name="P3"><text:span text:style-name="T1"><text:a xlink:href="http://localhost:8080/">http://localhost:8080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Create a Model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src/main/scala/sample/model/Wiki.scala</text:p>
              </text:list-item>
            </text:list>
            <text:list text:style-name="L3">
              <text:list-item>
                <text:p text:style-name="P3"><text:span text:style-name="T1">package sample.model</text:span><text:span text:style-name="T1"><text:line-break/></text:span><text:span text:style-name="T1">import net.liftweb.mapper._</text:span><text:span text:style-name="T1"><text:line-break/></text:span><text:span text:style-name="T1">object Wiki extends Wiki with LongKeyedMetaMapper[Wiki]</text:span><text:span text:style-name="T1"><text:line-break/></text:span><text:span text:style-name="T1"><text:line-break/></text:span><text:span text:style-name="T1">class Wiki extends LongKeyedMapper[Wiki] {</text:span><text:span text:style-name="T1"><text:line-break/></text:span><text:span text:style-name="T1"> <text:s/>def getSingleton = Wiki</text:span><text:span text:style-name="T1"><text:line-break/></text:span><text:span text:style-name="T1"> <text:s/>def primaryKeyField = id</text:span><text:span text:style-name="T1"><text:line-break/></text:span><text:span text:style-name="T1"> <text:s/>object id extends MappedLongIndex(this)</text:span><text:span text:style-name="T1"><text:line-break/></text:span><text:span text:style-name="T1"> <text:s/>object name extends MappedString(this, 32)</text:span><text:span text:style-name="T1"><text:line-break/></text:span><text:span text:style-name="T1"> <text:s/>object owner extends MappedLongForeignKey(this, User)</text:span><text:span text:style-name="T1"><text:line-break/></text:span><text:span text:style-name="T1"> <text:s/>object entry extends MappedTextarea(this, 8192)</text:span><text:span text:style-name="T1"><text:line-break/></text:span><text:span text:style-name="T1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Create Display View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src/main/webapp/view.html</text:p>
              </text:list-item>
            </text:list>
            <text:list text:style-name="L3">
              <text:list-item>
                <text:p text:style-name="P3"><text:span text:style-name="T2">&lt;lift:surround with="default" at="content"&gt;</text:span><text:span text:style-name="T2"><text:line-break/></text:span><text:span text:style-name="T2"> <text:s/>&lt;lift:snippet type="page:view"&gt;</text:span><text:span text:style-name="T2"><text:line-break/></text:span><text:span text:style-name="T2"><text:line-break/></text:span><text:span text:style-name="T2"> <text:s text:c="2"/>&lt;view:name&gt;Name of the page&lt;/view:name&gt;&lt;br /&gt;</text:span><text:span text:style-name="T2"><text:line-break/></text:span><text:span text:style-name="T2"> <text:s text:c="2"/>&lt;view:edit&gt;</text:span><text:span text:style-name="T2"><text:line-break/></text:span><text:span text:style-name="T2"> <text:s text:c="3"/>&lt;a view:editref="/edit?name="&gt;Edit this page&lt;/a&gt;</text:span><text:span text:style-name="T2"><text:line-break/></text:span><text:span text:style-name="T2"> <text:s text:c="2"/>&lt;/view:edit&gt;</text:span><text:span text:style-name="T2"><text:line-break/></text:span><text:span text:style-name="T2"> <text:s text:c="2"/>&lt;view:login&gt;&lt;a href="/user_mgt/login"&gt;</text:span><text:span text:style-name="T2"><text:line-break/></text:span><text:span text:style-name="T2"> <text:s text:c="8"/>Log In&lt;/a&gt; to edit this page</text:span><text:span text:style-name="T2"><text:line-break/></text:span><text:span text:style-name="T2"> <text:s text:c="2"/>&lt;/view:login&gt; &lt;br /&gt;</text:span><text:span text:style-name="T2"><text:line-break/></text:span><text:span text:style-name="T2"><text:line-break/></text:span><text:span text:style-name="T2"> <text:s text:c="2"/>&lt;view:content&gt;Page Content&lt;/view:content&gt;</text:span><text:span text:style-name="T2"><text:line-break/></text:span><text:span text:style-name="T2"><text:line-break/></text:span><text:span text:style-name="T2"> <text:s/>&lt;/lift:snippet&gt;</text:span><text:span text:style-name="T2"><text:line-break/></text:span><text:span text:style-name="T2">&lt;/lift:surround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Create Edit View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src/main/webapp/edit.html</text:p>
              </text:list-item>
            </text:list>
            <text:list text:style-name="L3">
              <text:list-item>
                <text:p text:style-name="P3"><text:span text:style-name="T2">&lt;lift:surround with="default" at="content"&gt;</text:span><text:span text:style-name="T2"><text:line-break/></text:span><text:span text:style-name="T2"> <text:s/>&lt;lift:snippet type="page:edit" form="POST"&gt;</text:span><text:span text:style-name="T2"><text:line-break/></text:span><text:span text:style-name="T2"><text:line-break/></text:span><text:span text:style-name="T2"> <text:s/>&lt;edit:name&gt;Name of the page&lt;/edit:name&gt;&lt;br /&gt;</text:span><text:span text:style-name="T2"><text:line-break/></text:span><text:span text:style-name="T2"><text:line-break/></text:span><text:span text:style-name="T2"> <text:s/>&lt;edit:area&gt;&lt;textarea/&gt;&lt;/edit:area&gt;</text:span><text:span text:style-name="T2"><text:line-break/></text:span><text:span text:style-name="T2"><text:line-break/></text:span><text:span text:style-name="T2"> <text:s/>&lt;br /&gt;</text:span><text:span text:style-name="T2"><text:line-break/></text:span><text:span text:style-name="T2"><text:line-break/></text:span><text:span text:style-name="T2"> <text:s/>&lt;input type="submit" value="Save"/&gt;</text:span><text:span text:style-name="T2"><text:line-break/></text:span><text:span text:style-name="T2"><text:line-break/></text:span><text:span text:style-name="T2"> <text:s/>&lt;/lift:snippet&gt;</text:span><text:span text:style-name="T2"><text:line-break/></text:span><text:span text:style-name="T2">&lt;/lift:surround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Create Snippet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src/main/scala/sample/snippet/Page.scala</text:p>
              </text:list-item>
            </text:list>
            <text:list text:style-name="L3">
              <text:list-item>
                <text:p text:style-name="P3"><text:span text:style-name="T1">package sample.snippet</text:span><text:span text:style-name="T1"><text:line-break/></text:span><text:span text:style-name="T1">import net.liftweb.http._</text:span><text:span text:style-name="T1"><text:line-break/></text:span><text:span text:style-name="T1">import Shtml._</text:span><text:span text:style-name="T1"><text:line-break/></text:span><text:span text:style-name="T1">import S._</text:span><text:span text:style-name="T1"><text:line-break/></text:span><text:span text:style-name="T1">import net.liftweb.mapper._</text:span><text:span text:style-name="T1"><text:line-break/></text:span><text:span text:style-name="T1">import net.liftweb.util._</text:span><text:span text:style-name="T1"><text:line-break/></text:span><text:span text:style-name="T1">import Helpers._</text:span><text:span text:style-name="T1"><text:line-break/></text:span><text:span text:style-name="T1">import sample.model._</text:span><text:span text:style-name="T1"><text:line-break/></text:span><text:span text:style-name="T1">import scala.xml._</text:span><text:span text:style-name="T1"><text:line-break/></text:span><text:span text:style-name="T1">import net.liftweb.textile._</text:span><text:span text:style-name="T1"><text:line-break/></text:span><text:span text:style-name="T1"><text:line-break/></text:span><text:span text:style-name="T1">class Page {</text:span><text:span text:style-name="T1"><text:line-break/></text:span><text:span text:style-name="T1"> 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Create Snippet cont'd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src/main/scala/sample/snippet/Page.scala</text:p>
              </text:list-item>
            </text:list>
            <text:list text:style-name="L3">
              <text:list-item>
                <text:p text:style-name="P3"><text:span text:style-name="T2"><text:s text:c="2"/></text:span><text:span text:style-name="T2">def edit(xhtml: Group) = {</text:span><text:span text:style-name="T2"><text:line-break/></text:span><text:span text:style-name="T2"> <text:s text:c="3"/>val name = param("name").openOr("Home")</text:span><text:span text:style-name="T2"><text:line-break/></text:span><text:span text:style-name="T2"> <text:s text:c="3"/>val entry = Wiki.find(By(Wiki.name,</text:span><text:span text:style-name="T2"><text:line-break/></text:span><text:span text:style-name="T2"> <text:s text:c="15"/>name)).openOr(Wiki.create.name(name))</text:span><text:span text:style-name="T2"><text:line-break/></text:span><text:span text:style-name="T2"><text:line-break/></text:span><text:span text:style-name="T2"> <text:s text:c="3"/>bind("edit", xhtml,</text:span><text:span text:style-name="T2"><text:line-break/></text:span><text:span text:style-name="T2"> <text:s text:c="7"/>"name" -&gt; name,</text:span><text:span text:style-name="T2"><text:line-break/></text:span><text:span text:style-name="T2"> <text:s text:c="7"/>"area" -&gt; textarea(entry.entry, </text:span><text:span text:style-name="T2"><text:line-break/></text:span><text:span text:style-name="T2"> <text:s text:c="17"/>value =&gt; {entry.entry(value).save;</text:span><text:span text:style-name="T2"><text:line-break/></text:span><text:span text:style-name="T2"> <text:s text:c="21"/>redirectTo("/view/"+urlEncode(name))}) %</text:span><text:span text:style-name="T2"><text:line-break/></text:span><text:span text:style-name="T2"> <text:s text:c="9"/>("rows" -&gt; "10") % ("cols" -&gt; 35))</text:span><text:span text:style-name="T2"><text:line-break/></text:span><text:span text:style-name="T2"> <text:s/>}</text:span><text:span text:style-name="T2"><text:line-break/></text:span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Create Snippet cont'd</text:p>
          </draw:text-box>
        </draw:frame>
        <draw:frame presentation:style-name="pr5" draw:layer="layout" svg:width="25.199cm" svg:height="15.872cm" svg:x="1.4cm" svg:y="4.914cm" presentation:class="outline" presentation:user-transformed="true">
          <draw:text-box>
            <text:list text:style-name="L3">
              <text:list-item>
                <text:p text:style-name="P3">src/main/scala/sample/snippet/Page.scala</text:p>
              </text:list-item>
            </text:list>
            <text:list text:style-name="L3">
              <text:list-item>
                <text:p text:style-name="P3"><text:span text:style-name="T2"><text:s text:c="2"/></text:span><text:span text:style-name="T2">def view(xhtml: Group) = {</text:span><text:span text:style-name="T2"><text:line-break/></text:span><text:span text:style-name="T2"> <text:s text:c="3"/>val name = param("name").openOr("Home")</text:span><text:span text:style-name="T2"><text:line-break/></text:span><text:span text:style-name="T2"> <text:s text:c="3"/>val content = Wiki.find(By(Wiki.name,</text:span><text:span text:style-name="T2"><text:line-break/></text:span><text:span text:style-name="T2"> <text:s text:c="10"/>name)).map(_.entry.is).</text:span><text:span text:style-name="T2"><text:line-break/></text:span><text:span text:style-name="T2"> <text:s text:c="5"/>openOr("__This entry does not exist, click \"edit\" to create it__")</text:span><text:span text:style-name="T2"><text:line-break/></text:span><text:span text:style-name="T2"><text:line-break/></text:span><text:span text:style-name="T2"> <text:s text:c="3"/>bind("view", xhtml,</text:span><text:span text:style-name="T2"><text:line-break/></text:span><text:span text:style-name="T2"> <text:s text:c="7"/>"name" -&gt; name,</text:span><text:span text:style-name="T2"><text:line-break/></text:span><text:span text:style-name="T2"> <text:s text:c="7"/>"login" -&gt; ((xml: NodeSeq) =&gt; if (!User.loggedIn_?) xml else Text("")),</text:span><text:span text:style-name="T2"><text:line-break/></text:span><text:span text:style-name="T2"> <text:s text:c="7"/>"edit" -&gt; ((xml: NodeSeq) =&gt; if (User.loggedIn_?) bind("view", xml,</text:span><text:span text:style-name="T2"><text:line-break/></text:span><text:span text:style-name="T2"> <text:s text:c="12"/>FuncAttrBindParam("editref", node =&gt; Text(node.text+name), "href")) else Text("")),</text:span><text:span text:style-name="T2"><text:line-break/></text:span><text:span text:style-name="T2"> <text:s text:c="7"/>"content" -&gt; TextileParser.toHtml(content, Some(DefaultRewriter("/view"))))</text:span><text:span text:style-name="T2"><text:line-break/></text:span><text:span text:style-name="T2"> <text:s/>}</text:span><text:span text:style-name="T2"><text:line-break/></text:span><text:span text:style-name="T2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Housekeeping (Boot)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src/main/scala/bootstrap/liftweb/Boot.scala</text:p>
              </text:list-item>
            </text:list>
            <text:list text:style-name="L3">
              <text:list-item>
                <text:p text:style-name="P3"><text:span text:style-name="T1">Schemifier.schemify(true, Log.infoF _, User, Wiki)</text:span><text:span text:style-name="T1"><text:line-break/></text:span><text:span text:style-name="T1"><text:line-break/></text:span><text:span text:style-name="T1">LiftRules.addRewriteBefore {</text:span><text:span text:style-name="T1"><text:line-break/></text:span><text:span text:style-name="T1"> <text:s/>case RewriteRequest(ParsePath("view" :: what :: Nil, _, _,</text:span><text:span text:style-name="T1"><text:line-break/></text:span><text:span text:style-name="T1"> <text:s text:c="4"/>_), _, _) =&gt;</text:span><text:span text:style-name="T1"><text:line-break/></text:span><text:span text:style-name="T1"> <text:s text:c="3"/>RewriteResponse(List("view"), Map("name" -&gt; what))</text:span><text:span text:style-name="T1"><text:line-break/></text:span><text:span text:style-name="T1"><text:line-break/></text:span><text:span text:style-name="T1"> <text:s/>case RewriteRequest(ParsePath("edit" :: what :: Nil, _, _,</text:span><text:span text:style-name="T1"><text:line-break/></text:span><text:span text:style-name="T1"> <text:s text:c="4"/>_), _, _) =&gt;</text:span><text:span text:style-name="T1"><text:line-break/></text:span><text:span text:style-name="T1"> <text:s text:c="4"/>RewriteResponse(List("edit"), Map("name" -&gt; what))</text:span><text:span text:style-name="T1"><text:line-break/></text:span><text:span text:style-name="T1"><text:line-break/></text:span><text:span text:style-name="T1"> <text:s/>case RewriteRequest(ParsePath("index" :: Nil, _, _, _), </text:span><text:span text:style-name="T1"><text:tab/></text:span><text:span text:style-name="T1"><text:line-break/></text:span><text:span text:style-name="T1"> <text:s text:c="4"/>_, _) =&gt;</text:span><text:span text:style-name="T1"><text:line-break/></text:span><text:span text:style-name="T1"> <text:s text:c="4"/>RewriteResponse(List("view"), Map("name" -&gt; "MainPage")</text:span><text:span text:style-name="T1"><text:line-break/></text:span><text:span text:style-name="T1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Housekeeping (Boot) cont'd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<text:span text:style-name="T2">// Build SiteMap</text:span><text:span text:style-name="T2"><text:line-break/></text:span><text:span text:style-name="T2"><text:line-break/></text:span><text:span text:style-name="T2">val entries = Menu(Loc("View",List("view"),"View", Hidden)) :: </text:span><text:span text:style-name="T2"><text:line-break/></text:span><text:span text:style-name="T2">Menu(Loc("Edit", List("edit"), "Edit", Hidden,</text:span><text:span text:style-name="T2"><text:line-break/></text:span><text:span text:style-name="T2"> <text:s text:c="2"/>If(User.loggedIn_? _, "Must be logged in"))) ::</text:span><text:span text:style-name="T2"><text:line-break/></text:span><text:span text:style-name="T2"><text:line-break/></text:span><text:span text:style-name="T2">User.sitemap</text:span><text:span text:style-name="T2"><text:line-break/></text:span><text:span text:style-name="T2"><text:line-break/></text:span><text:span text:style-name="T2">LiftRules.setSiteMap(SiteMap(entries:_*)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Running Wiki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Mvn clean jetty:run</text:p>
              </text:list-item>
            </text:list>
            <text:list text:style-name="L3">
              <text:list-item>
                <text:p text:style-name="P3">Browse to <text:a xlink:href="http://localhost:8080/">http://localhost:8080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Questions?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pr2" style:family="presentation" style:parent-style-name="oranssi-title">
      <style:graphic-properties draw:fill-color="#ffffff" draw:auto-grow-height="false" fo:min-height="3.507cm"/>
    </style:style>
    <style:style style:name="pr3" style:family="presentation" style:parent-style-name="oranssi-outline1">
      <style:graphic-properties draw:fill-color="#ffffff" draw:auto-grow-height="false" fo:min-height="13.86cm"/>
    </style:style>
    <style:style style:name="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oranssi" style:page-layout-name="PM1" draw:style-name="dp1">
      <office:forms form:automatic-focus="false" form:apply-design-mode="false"/>
      <draw:rect presentation:style-name="pr1" draw:text-style-name="P3" draw:layer="backgroundobjects" svg:width="28cm" svg:height="10.5cm" svg:x="-0.001cm" svg:y="0cm">
        <text:p text:style-name="P4"/>
      </draw:rect>
      <draw:frame presentation:style-name="pr2" draw:text-style-name="P4" draw:layer="backgroundobjects" svg:width="25.199cm" svg:height="3.506cm" svg:x="1.4cm" svg:y="0.837cm" presentation:class="title">
        <draw:text-box>
          <text:p text:style-name="P4">Muokkaa otsikon tekstimuotoa napsauttamalla</text:p>
        </draw:text-box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6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4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4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David Pollak</meta:initial-creator>
    <meta:creation-date>2008-09-08T06:42:50</meta:creation-date>
    <dc:creator>David Pollak</dc:creator>
    <dc:date>2008-09-08T07:38:30</dc:date>
    <dc:language>fi-FI</dc:language>
    <meta:editing-cycles>9</meta:editing-cycles>
    <meta:editing-duration>PT55M45S</meta:editing-duration>
    <meta:template xlink:type="simple" xlink:actuate="onRequest" xlink:href="file:///usr/lib/openoffice/share/template/en-US/presnt/Orange.otp" meta:date="2008-09-08T06:42:45"/>
    <meta:user-defined meta:name="Info 1"/>
    <meta:user-defined meta:name="Info 2"/>
    <meta:user-defined meta:name="Info 3"/>
    <meta:user-defined meta:name="Info 4"/>
    <meta:document-statistic meta:object-count="78"/>
  </office:meta>
</office:document-meta>
</file>